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Kursiv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`meshwebshop`.`product` (<text:line-break/> <text:s/>`ProductId` INT NOT NULL AUTO_INCREMENT,<text:line-break/> <text:s/>`ProductName` VARCHAR(45) NOT NULL,<text:line-break/> <text:s/>`ProductDescription` VARCHAR(45) NOT NULL,<text:line-break/> <text:s/>`ProductPrice` VARCHAR(45) NULL,<text:line-break/> <text:s/>`ProductManufactureId` VARCHAR(45) NOT NULL,<text:line-break/> <text:s/>`TaxClass` VARCHAR(45) NULL,<text:line-break/> <text:s/>`ManufactuerId` VARCHAR(45) NULL,<text:line-break/> <text:s/>PRIMARY KEY (`ProductId`));</text:p>
      <text:p text:style-name="P1">COLLATE = utf8_swedish_ci;</text:p>
      <text:p text:style-name="P1"/>
      <text:p text:style-name="P1"/>
      <text:p text:style-name="P1"/>
      <text:p text:style-name="P1">CREATE TABLE `meshwebshop`.`order` (<text:line-break/> <text:s/>`orderId` INT NOT NULL,<text:line-break/> <text:s/>`orderCustomerId` VARCHAR(45) NULL,<text:line-break/> <text:s/>PRIMARY KEY (`orderId`))<text:line-break/>ENGINE = InnoDB<text:line-break/>DEFAULT CHARACTER SET = utf8<text:line-break/>COLLATE = utf8_swedish_ci;</text:p>
      <text:p text:style-name="P1"/>
      <text:p text:style-name="P1"/>
      <text:p text:style-name="P1">CREATE TABLE `meshwebshop`.`customer` (<text:line-break/> <text:s/>`customerId` INT NOT NULL,<text:line-break/> <text:s/>`customerFirstName` VARCHAR(45) NULL,<text:line-break/> <text:s/>`customerLastName` VARCHAR(45) NULL,<text:line-break/> <text:s/>`customerEmail` VARCHAR(45) NULL,<text:line-break/> <text:s/>`customerPhoneNumber` VARCHAR(45) NULL,<text:line-break/> <text:s/>`customerPersNumber` VARCHAR(45) NULL,<text:line-break/> <text:s/>`customerPassword` VARCHAR(45) NULL,<text:line-break/> <text:s/>PRIMARY KEY (`customerId`),<text:line-break/> <text:s/>UNIQUE INDEX `customerId_UNIQUE` (`customerId` ASC))<text:line-break/>ENGINE = InnoDB<text:line-break/>DEFAULT CHARACTER SET = utf8<text:line-break/>COLLATE = utf8_swedish_ci;</text:p>
      <text:p text:style-name="P1"/>
      <text:p text:style-name="P1">CREATE TABLE `meshwebshop`.`manufacture` (<text:line-break/> <text:s/>`manufactureId` INT NOT NULL,<text:line-break/> <text:s/>`manufactureName` VARCHAR(45) NULL,<text:line-break/> <text:s/>PRIMARY KEY (`manufactureId`),<text:line-break/> <text:s/>UNIQUE INDEX `manufactureId_UNIQUE` (`manufactureId` ASC))<text:line-break/>ENGINE = InnoDB<text:line-break/>DEFAULT CHARACTER SET = utf8<text:line-break/>COLLATE = utf8_swedish_ci;</text:p>
      <text:p text:style-name="P1"/>
      <text:p text:style-name="P1"/>
      <text:p text:style-name="P1"/>
      <text:p text:style-name="P1">CREATE TABLE `meshwebshop`.`taxrate` (<text:line-break/> <text:s/>`taxTateId` INT NOT NULL,<text:line-break/> <text:s/>`taxRate` DOUBLE NULL,<text:line-break/> <text:s/>PRIMARY KEY (`taxTateId`),<text:line-break/> <text:s/>UNIQUE INDEX `taxTateId_UNIQUE` (`taxTateId` ASC))<text:line-break/>ENGINE = InnoDB<text:line-break/>DEFAULT CHARACTER SET = utf8<text:line-break/>COLLATE = utf8_swedish_ci;<text:line-break/></text:p>
      <text:p text:style-name="P1">CREATE TABLE `meshwebshop`.`orderedproduct` (<text:line-break/> <text:s/>`orderedProductId` INT NOT NULL,<text:line-break/> <text:s/>`porductId` VARCHAR(45) NULL,<text:line-break/><text:soft-page-break/> <text:s/>`productName` VARCHAR(45) NULL,<text:line-break/> <text:s/>`productPrice` VARCHAR(45) NULL,<text:line-break/> <text:s/>PRIMARY KEY (`orderedProductId`),<text:line-break/> <text:s/>UNIQUE INDEX `orderedProductId_UNIQUE` (`orderedProductId` ASC))<text:line-break/>ENGINE = InnoDB<text:line-break/>DEFAULT CHARACTER SET = utf8<text:line-break/>COLLATE = utf8_swedish_ci;</text:p>
      <text:p text:style-name="P1"/>
      <text:p text:style-name="P1">ALTER TABLE `meshwebshop`.`orderedproduct` <text:line-break/>ADD COLUMN `orderedId` VARCHAR(45) NULL AFTER `productPrice`;</text:p>
      <text:p text:style-name="P1"/>
      <text:p text:style-name="P1">CREATE TABLE `meshwebshop`.`lager` (<text:line-break/> <text:s/>`productId` INT NULL,<text:line-break/> <text:s/>`saldo` VARCHAR(45) NULL)<text:line-break/>ENGINE = InnoDB<text:line-break/>DEFAULT CHARACTER SET = utf8mb4;</text:p>
      <text:p text:style-name="P1"/>
      <text:p text:style-name="P1"/>
      <text:p text:style-name="P1">CREATE TABLE `meshwebshop`.`productimage` (<text:line-break/> <text:s/>`productImageId` INT NOT NULL,<text:line-break/> <text:s/>`productId` INT NULL,<text:line-break/> <text:s/>`image` VARCHAR(45) NULL,<text:line-break/> <text:s/>`htmlContent` VARCHAR(45) NULL,<text:line-break/> <text:s/>PRIMARY KEY (`productImageId`))<text:line-break/>ENGINE = InnoDB<text:line-break/>DEFAULT CHARACTER SET = utf8<text:line-break/>COLLATE = utf8_swedish_ci;</text:p>
      <text:p text:style-name="P1"/>
      <text:p text:style-name="P1">CREATE TABLE `meshwebshop`.`category` (<text:line-break/> <text:s/>`categoryId` INT NOT NULL,<text:line-break/> <text:s/>`categoryName` VARCHAR(45) NULL,<text:line-break/> <text:s/>PRIMARY KEY (`categoryId`))<text:line-break/>ENGINE = InnoDB<text:line-break/>DEFAULT CHARACTER SET = utf8<text:line-break/>COLLATE = utf8_swedish_ci;<text:line-break/><text:line-break/><text:line-break/><text:line-break/></text:p>
      <text:p text:style-name="P1"/>
      <text:p text:style-name="P1"/>
      <text:p text:style-name="P1"><text:line-break/><text:line-break/><text:line-break/></text:p>
      <text:p text:style-name="P1"/>
      <text:p text:style-name="P1"/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Kursiv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en Andersson</meta:initial-creator>
    <meta:creation-date>2017-05-04T14:04:16.04</meta:creation-date>
    <meta:document-statistic meta:table-count="0" meta:image-count="0" meta:object-count="0" meta:page-count="2" meta:paragraph-count="13" meta:word-count="286" meta:character-count="2633"/>
    <dc:date>2017-05-04T14:54:13.23</dc:date>
    <dc:creator>Sven Andersson</dc:creator>
    <meta:editing-duration>PT4M37S</meta:editing-duration>
    <meta:editing-cycles>1</meta:editing-cycles>
    <meta:generator>OpenOffice/4.1.2$Win32 OpenOffice.org_project/412m3$Build-9782</meta:generator>
  </office:meta>
</office:document-meta>
</file>